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Table_20_Contents">
      <style:text-properties fo:color="#000000" style:font-name="Liberation Sans" fo:font-size="10pt" officeooo:rsid="000c1db0" officeooo:paragraph-rsid="000c1db0" style:font-size-asian="10pt" style:font-size-complex="10pt"/>
    </style:style>
    <style:style style:name="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4" style:family="paragraph" style:parent-style-name="Table_20_Contents">
      <style:text-properties fo:color="#000000" style:font-name="Liberation Sans" fo:font-size="10pt" officeooo:rsid="00110f27" officeooo:paragraph-rsid="00110f27" style:font-size-asian="10pt" style:font-size-complex="10pt"/>
    </style:style>
    <style:style style:name="P5" style:family="paragraph" style:parent-style-name="Table_20_Contents">
      <style:paragraph-properties fo:text-align="end" style:justify-single-word="false"/>
      <style:text-properties fo:color="#000000" style:font-name="Liberation Sans" fo:font-size="10pt" officeooo:rsid="00110f27" officeooo:paragraph-rsid="00110f27" style:font-size-asian="10pt" style:font-size-complex="10pt"/>
    </style:style>
    <style:style style:name="P6" style:family="paragraph" style:parent-style-name="Table_20_Contents">
      <style:paragraph-properties fo:text-align="start" style:justify-single-word="false"/>
      <style:text-properties fo:color="#000000" style:font-name="Liberation Sans" fo:font-size="10pt" officeooo:rsid="00110f27" officeooo:paragraph-rsid="00110f27" style:font-size-asian="10pt" style:font-size-complex="10pt"/>
    </style:style>
    <style:style style:name="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8" style:family="paragraph" style:parent-style-name="Footer">
      <style:paragraph-properties fo:text-align="end" style:justify-single-word="false"/>
    </style:style>
    <style:style style:name="P9" style:family="paragraph" style:parent-style-name="Standard">
      <style:paragraph-properties fo:line-height="150%"/>
      <style:text-properties fo:color="#000000" style:font-name="Liberation Sans" fo:font-size="12pt" style:text-underline-style="none" fo:font-weight="normal" officeooo:rsid="00428f61" officeooo:paragraph-rsid="00428f61" style:font-size-asian="10.5pt" style:font-weight-asian="normal" style:font-size-complex="12pt" style:font-weight-complex="normal"/>
    </style:style>
    <style:style style:name="P10" style:family="paragraph" style:parent-style-name="Standard">
      <style:paragraph-properties fo:line-height="150%"/>
      <style:text-properties fo:color="#000000" style:font-name="Liberation Sans" fo:font-size="12pt" style:text-underline-style="none" fo:font-weight="normal" officeooo:rsid="00428f61" officeooo:paragraph-rsid="0052cc37" style:font-size-asian="10.5pt" style:font-weight-asian="normal" style:font-size-complex="12pt" style:font-weight-complex="normal"/>
    </style:style>
    <style:style style:name="P11" style:family="paragraph" style:parent-style-name="Standard">
      <style:paragraph-properties fo:line-height="150%"/>
      <style:text-properties fo:color="#000000" style:font-name="Liberation Sans" fo:font-size="12pt" style:text-underline-style="none" fo:font-weight="normal" officeooo:rsid="004771c5" officeooo:paragraph-rsid="0052cc37" style:font-size-asian="10.5pt" style:font-weight-asian="normal" style:font-size-complex="12pt" style:font-weight-complex="normal"/>
    </style:style>
    <style:style style:name="P12" style:family="paragraph" style:parent-style-name="Standard">
      <style:paragraph-properties fo:line-height="150%"/>
      <style:text-properties fo:color="#000000" style:font-name="Liberation Sans" fo:font-size="12pt" style:text-underline-style="none" fo:font-weight="normal" officeooo:rsid="004771c5" officeooo:paragraph-rsid="00362a4a" style:font-size-asian="10.5pt" style:font-weight-asian="normal" style:font-size-complex="12pt" style:font-weight-complex="normal"/>
    </style:style>
    <style:style style:name="P13" style:family="paragraph" style:parent-style-name="Standard">
      <style:paragraph-properties fo:line-height="150%"/>
      <style:text-properties fo:color="#000000" style:font-name="Liberation Sans" fo:font-size="12pt" style:text-underline-style="none" fo:font-weight="normal" officeooo:rsid="00362a4a" officeooo:paragraph-rsid="00646004" style:font-size-asian="10.5pt" style:font-weight-asian="normal" style:font-size-complex="12pt" style:font-weight-complex="normal"/>
    </style:style>
    <style:style style:name="P14" style:family="paragraph" style:parent-style-name="Standard">
      <style:paragraph-properties fo:line-height="150%"/>
      <style:text-properties fo:color="#000000" style:font-name="Liberation Sans" fo:font-size="12pt" style:text-underline-style="none" fo:font-weight="normal" officeooo:rsid="001f5a62" officeooo:paragraph-rsid="001f5a62" style:font-size-asian="10.5pt" style:font-weight-asian="normal" style:font-size-complex="12pt" style:font-weight-complex="normal"/>
    </style:style>
    <style:style style:name="P15" style:family="paragraph" style:parent-style-name="Standard">
      <style:paragraph-properties fo:line-height="150%"/>
      <style:text-properties fo:color="#000000" style:font-name="Liberation Sans" fo:font-size="12pt" style:text-underline-style="none" fo:font-weight="normal" officeooo:rsid="0027eae8" officeooo:paragraph-rsid="0027eae8" style:font-size-asian="10.5pt" style:font-weight-asian="normal" style:font-size-complex="12pt" style:font-weight-complex="normal"/>
    </style:style>
    <style:style style:name="P16" style:family="paragraph" style:parent-style-name="Standard">
      <style:paragraph-properties fo:line-height="150%"/>
      <style:text-properties fo:color="#000000" style:font-name="Liberation Sans" fo:font-size="12pt" style:text-underline-style="none" fo:font-weight="normal" officeooo:rsid="001d6652" officeooo:paragraph-rsid="001d6652" style:font-size-asian="10.5pt" style:font-weight-asian="normal" style:font-size-complex="12pt" style:font-weight-complex="normal"/>
    </style:style>
    <style:style style:name="P17" style:family="paragraph" style:parent-style-name="Standard">
      <style:paragraph-properties fo:line-height="150%"/>
      <style:text-properties fo:color="#000000" style:font-name="Liberation Sans" fo:font-size="12pt" style:text-underline-style="none" fo:font-weight="normal" officeooo:rsid="001d7b8d" officeooo:paragraph-rsid="001d7b8d" style:font-size-asian="10.5pt" style:font-weight-asian="normal" style:font-size-complex="12pt" style:font-weight-complex="normal"/>
    </style:style>
    <style:style style:name="P18" style:family="paragraph" style:parent-style-name="Standard">
      <style:paragraph-properties fo:line-height="150%"/>
      <style:text-properties fo:color="#000000" style:font-name="Liberation Sans" fo:font-size="12pt" style:text-underline-style="none" fo:font-weight="normal" officeooo:rsid="0031293a" officeooo:paragraph-rsid="0031293a" style:font-size-asian="10.5pt" style:font-weight-asian="normal" style:font-size-complex="12pt" style:font-weight-complex="normal"/>
    </style:style>
    <style:style style:name="P19" style:family="paragraph" style:parent-style-name="Standard">
      <style:paragraph-properties fo:line-height="150%"/>
      <style:text-properties fo:color="#000000" style:font-name="Liberation Sans" fo:font-size="12pt" style:text-underline-style="none" fo:font-weight="normal" officeooo:rsid="0031293a" officeooo:paragraph-rsid="00a16451" style:font-size-asian="10.5pt" style:font-weight-asian="normal" style:font-size-complex="12pt" style:font-weight-complex="normal"/>
    </style:style>
    <style:style style:name="P20" style:family="paragraph" style:parent-style-name="Standard">
      <style:paragraph-properties fo:line-height="150%"/>
      <style:text-properties fo:color="#000000" style:font-name="Liberation Sans" fo:font-size="12pt" style:text-underline-style="none" fo:font-weight="normal" officeooo:rsid="00967ec6" officeooo:paragraph-rsid="00967ec6" style:font-size-asian="10.5pt" style:font-weight-asian="normal" style:font-size-complex="12pt" style:font-weight-complex="normal"/>
    </style:style>
    <style:style style:name="P21" style:family="paragraph" style:parent-style-name="Standard">
      <style:paragraph-properties fo:line-height="150%"/>
      <style:text-properties fo:color="#000000" style:font-name="Liberation Sans" fo:font-size="12pt" style:text-underline-style="none" fo:font-weight="normal" officeooo:rsid="00967ec6" officeooo:paragraph-rsid="00a14a0d" style:font-size-asian="10.5pt" style:font-weight-asian="normal" style:font-size-complex="12pt" style:font-weight-complex="normal"/>
    </style:style>
    <style:style style:name="P22" style:family="paragraph" style:parent-style-name="Standard">
      <style:paragraph-properties fo:line-height="150%"/>
      <style:text-properties fo:color="#000000" style:font-name="Liberation Sans" fo:font-size="12pt" style:text-underline-style="none" fo:font-weight="normal" officeooo:rsid="00a14a0d" officeooo:paragraph-rsid="00a14a0d" style:font-size-asian="10.5pt" style:font-weight-asian="normal" style:font-size-complex="12pt" style:font-weight-complex="normal"/>
    </style:style>
    <style:style style:name="P23" style:family="paragraph" style:parent-style-name="Standard">
      <style:paragraph-properties fo:line-height="150%"/>
      <style:text-properties fo:color="#000000" style:font-name="Liberation Sans" fo:font-size="12pt" style:text-underline-style="none" fo:font-weight="normal" officeooo:rsid="00a16451" officeooo:paragraph-rsid="00a16451" style:font-size-asian="10.5pt" style:font-weight-asian="normal" style:font-size-complex="12pt" style:font-weight-complex="normal"/>
    </style:style>
    <style:style style:name="P24" style:family="paragraph" style:parent-style-name="Standard">
      <style:paragraph-properties fo:line-height="150%"/>
      <style:text-properties fo:color="#000000" style:font-name="Liberation Sans" fo:font-size="12pt" style:text-underline-style="none" fo:font-weight="normal" officeooo:rsid="00a16451" officeooo:paragraph-rsid="0031293a" style:font-size-asian="10.5pt" style:font-weight-asian="normal" style:font-size-complex="12pt" style:font-weight-complex="normal"/>
    </style:style>
    <style:style style:name="P25" style:family="paragraph" style:parent-style-name="Standard">
      <style:paragraph-properties fo:line-height="150%"/>
      <style:text-properties fo:color="#000000" style:font-name="Liberation Sans" fo:font-size="12pt" style:text-underline-style="none" fo:font-weight="bold" officeooo:rsid="0031293a" officeooo:paragraph-rsid="0031293a" style:font-size-asian="10.5pt" style:font-weight-asian="bold" style:font-size-complex="12pt" style:font-weight-complex="bold"/>
    </style:style>
    <style:style style:name="P26" style:family="paragraph" style:parent-style-name="Standard">
      <style:paragraph-properties fo:line-height="150%"/>
      <style:text-properties fo:color="#000000" style:font-name="Liberation Sans" fo:font-size="12pt" style:text-underline-style="none" fo:font-weight="bold" officeooo:rsid="00967ec6" officeooo:paragraph-rsid="00967ec6" style:font-size-asian="10.5pt" style:font-weight-asian="bold" style:font-size-complex="12pt" style:font-weight-complex="bold"/>
    </style:style>
    <style:style style:name="P27" style:family="paragraph" style:parent-style-name="Standard">
      <style:paragraph-properties fo:line-height="150%"/>
      <style:text-properties fo:color="#000000" style:font-name="Liberation Sans" fo:font-size="12pt" style:text-underline-style="none" fo:font-weight="bold" officeooo:rsid="00a16451" officeooo:paragraph-rsid="00a16451" style:font-size-asian="10.5pt" style:font-weight-asian="bold" style:font-size-complex="12pt" style:font-weight-complex="bold"/>
    </style:style>
    <style:style style:name="P28" style:family="paragraph" style:parent-style-name="Standard">
      <style:paragraph-properties fo:line-height="150%"/>
      <style:text-properties fo:color="#000000" style:font-name="Liberation Sans" fo:font-size="12pt" style:text-underline-style="solid" style:text-underline-width="auto" style:text-underline-color="font-color" fo:font-weight="bold" officeooo:rsid="00428f61" officeooo:paragraph-rsid="00428f61" style:font-size-asian="10.5pt" style:font-weight-asian="bold" style:font-size-complex="12pt" style:font-weight-complex="bold"/>
    </style:style>
    <style:style style:name="P29" style:family="paragraph" style:parent-style-name="Standard">
      <style:paragraph-properties fo:line-height="150%"/>
      <style:text-properties fo:color="#000000" style:font-name="Liberation Sans" fo:font-size="12pt" style:text-underline-style="solid" style:text-underline-width="auto" style:text-underline-color="font-color" fo:font-weight="bold" officeooo:rsid="006f56b7" officeooo:paragraph-rsid="006f56b7" style:font-size-asian="10.5pt" style:font-weight-asian="bold" style:font-size-complex="12pt" style:font-weight-complex="bold"/>
    </style:style>
    <style:style style:name="P30" style:family="paragraph" style:parent-style-name="Standard">
      <style:paragraph-properties fo:line-height="150%"/>
      <style:text-properties fo:color="#000000" style:font-name="Liberation Sans" fo:font-size="12pt" style:text-underline-style="solid" style:text-underline-width="auto" style:text-underline-color="font-color" fo:font-weight="bold" officeooo:rsid="00967ec6" officeooo:paragraph-rsid="00967ec6" style:font-size-asian="10.5pt" style:font-weight-asian="bold" style:font-size-complex="12pt" style:font-weight-complex="bold"/>
    </style:style>
    <style:style style:name="P31" style:family="paragraph" style:parent-style-name="Standard">
      <style:paragraph-properties fo:line-height="150%"/>
      <style:text-properties fo:color="#000000" style:font-name="Liberation Sans" fo:font-size="16pt" style:text-underline-style="none" fo:font-weight="normal" officeooo:rsid="00362a4a" officeooo:paragraph-rsid="0052cc37" style:font-size-asian="14pt" style:font-weight-asian="normal" style:font-size-complex="16pt" style:font-weight-complex="normal"/>
    </style:style>
    <style:style style:name="P32"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1d6652" officeooo:paragraph-rsid="001d6652" style:font-size-asian="14pt" style:font-weight-asian="bold" style:font-size-complex="14pt" style:font-weight-complex="bold"/>
    </style:style>
    <style:style style:name="P33"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1d6652" officeooo:paragraph-rsid="001d7b8d" style:font-size-asian="14pt" style:font-weight-asian="bold" style:font-size-complex="14pt" style:font-weight-complex="bold"/>
    </style:style>
    <style:style style:name="P34"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27eae8" officeooo:paragraph-rsid="0027eae8" style:font-size-asian="14pt" style:font-weight-asian="bold" style:font-size-complex="14pt" style:font-weight-complex="bold"/>
    </style:style>
    <style:style style:name="P35"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1d7b8d" officeooo:paragraph-rsid="001d7b8d" style:font-size-asian="14pt" style:font-weight-asian="bold" style:font-size-complex="14pt" style:font-weight-complex="bold"/>
    </style:style>
    <style:style style:name="P36"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1d7b8d" officeooo:paragraph-rsid="001f5a62" style:font-size-asian="14pt" style:font-weight-asian="bold" style:font-size-complex="14pt" style:font-weight-complex="bold"/>
    </style:style>
    <style:style style:name="P37"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6f56b7" officeooo:paragraph-rsid="006f56b7" style:font-size-asian="12.25pt" style:font-weight-asian="bold" style:font-size-complex="14pt" style:font-weight-complex="bold"/>
    </style:style>
    <style:style style:name="P38" style:family="paragraph" style:parent-style-name="Standard">
      <style:paragraph-properties fo:line-height="150%"/>
      <style:text-properties fo:color="#000000" style:font-name="Liberation Sans" fo:font-size="6pt" style:text-underline-style="none" fo:font-weight="normal" officeooo:rsid="0031293a" officeooo:paragraph-rsid="0031293a" style:font-size-asian="5.25pt" style:font-weight-asian="normal" style:font-size-complex="6pt" style:font-weight-complex="normal"/>
    </style:style>
    <style:style style:name="P39" style:family="paragraph" style:parent-style-name="Standard">
      <style:paragraph-properties fo:line-height="150%"/>
      <style:text-properties fo:color="#000000" style:font-name="Liberation Sans" fo:font-size="7pt" style:text-underline-style="none" fo:font-weight="normal" officeooo:rsid="0012facd" officeooo:paragraph-rsid="001d6652" style:font-size-asian="6.09999990463257pt" style:font-weight-asian="normal" style:font-size-complex="7pt" style:font-weight-complex="normal"/>
    </style:style>
    <style:style style:name="P40" style:family="paragraph" style:parent-style-name="Standard">
      <style:paragraph-properties fo:line-height="150%"/>
      <style:text-properties fo:color="#000000" style:font-name="Liberation Sans" fo:font-size="7pt" style:text-underline-style="none" fo:font-weight="normal" officeooo:rsid="0012facd" officeooo:paragraph-rsid="0012facd" style:font-size-asian="6.09999990463257pt" style:font-weight-asian="normal" style:font-size-complex="7pt" style:font-weight-complex="normal"/>
    </style:style>
    <style:style style:name="P41" style:family="paragraph" style:parent-style-name="Standard">
      <style:paragraph-properties fo:line-height="150%"/>
      <style:text-properties fo:color="#000000" style:font-name="Liberation Sans" fo:font-size="7pt" style:text-underline-style="none" fo:font-weight="normal" officeooo:rsid="001d7b8d" officeooo:paragraph-rsid="001d7b8d" style:font-size-asian="6.09999990463257pt" style:font-weight-asian="normal" style:font-size-complex="7pt" style:font-weight-complex="normal"/>
    </style:style>
    <style:style style:name="P42" style:family="paragraph" style:parent-style-name="Standard">
      <style:paragraph-properties fo:line-height="150%"/>
      <style:text-properties fo:color="#000000" style:font-name="Liberation Sans" fo:font-size="7pt" style:text-underline-style="none" fo:font-weight="normal" officeooo:rsid="001f5a62" officeooo:paragraph-rsid="001f5a62" style:font-size-asian="6.09999990463257pt" style:font-weight-asian="normal" style:font-size-complex="7pt" style:font-weight-complex="normal"/>
    </style:style>
    <style:style style:name="P43" style:family="paragraph" style:parent-style-name="Standard">
      <style:paragraph-properties fo:line-height="150%"/>
      <style:text-properties fo:color="#000000" style:font-name="Liberation Sans" fo:font-size="7pt" style:text-underline-style="none" fo:font-weight="normal" officeooo:rsid="0078b461" officeooo:paragraph-rsid="0078b461" style:font-size-asian="6.09999990463257pt" style:font-weight-asian="normal" style:font-size-complex="7pt" style:font-weight-complex="normal"/>
    </style:style>
    <style:style style:name="P44" style:family="paragraph" style:parent-style-name="Standard">
      <style:paragraph-properties fo:line-height="150%"/>
      <style:text-properties fo:color="#000000" style:font-name="Liberation Sans" fo:font-size="7pt" style:text-underline-style="none" fo:font-weight="normal" officeooo:rsid="0031293a" officeooo:paragraph-rsid="0031293a" style:font-size-asian="6.09999990463257pt" style:font-weight-asian="normal" style:font-size-complex="7pt" style:font-weight-complex="normal"/>
    </style:style>
    <style:style style:name="P45" style:family="paragraph" style:parent-style-name="Standard">
      <style:paragraph-properties fo:line-height="150%"/>
      <style:text-properties fo:color="#000000" style:font-name="Liberation Sans" fo:font-size="7pt" style:text-underline-style="none" fo:font-weight="bold" officeooo:rsid="0031293a" officeooo:paragraph-rsid="0031293a" style:font-size-asian="6.09999990463257pt" style:font-weight-asian="bold" style:font-size-complex="7pt" style:font-weight-complex="bold"/>
    </style:style>
    <style:style style:name="P46" style:family="paragraph" style:parent-style-name="Standard">
      <style:paragraph-properties fo:line-height="150%"/>
      <style:text-properties fo:color="#000000" style:font-name="Liberation Sans" fo:font-size="7pt" style:text-underline-style="none" fo:font-weight="bold" officeooo:rsid="0031293a" officeooo:paragraph-rsid="00a16451" style:font-size-asian="6.09999990463257pt" style:font-weight-asian="bold" style:font-size-complex="7pt" style:font-weight-complex="bold"/>
    </style:style>
    <style:style style:name="P47" style:family="paragraph" style:parent-style-name="Standard">
      <style:paragraph-properties fo:line-height="150%"/>
      <style:text-properties fo:color="#000000" style:font-name="Liberation Sans" fo:font-size="10pt" style:text-underline-style="none" fo:font-weight="normal" officeooo:rsid="0031293a" officeooo:paragraph-rsid="0031293a" style:font-size-asian="8.75pt" style:font-weight-asian="normal" style:font-size-complex="10pt" style:font-weight-complex="normal"/>
    </style:style>
    <style:style style:name="P48" style:family="paragraph" style:parent-style-name="Standard">
      <style:paragraph-properties fo:line-height="150%"/>
      <style:text-properties fo:color="#000000" style:font-name="Liberation Sans" fo:font-size="4pt" style:text-underline-style="none" fo:font-weight="normal" officeooo:rsid="00967ec6" officeooo:paragraph-rsid="00967ec6" style:font-size-asian="3.5pt" style:font-weight-asian="normal" style:font-size-complex="4pt" style:font-weight-complex="normal"/>
    </style:style>
    <style:style style:name="P49" style:family="paragraph" style:parent-style-name="Standard">
      <style:paragraph-properties fo:line-height="150%"/>
      <style:text-properties fo:color="#000000" style:font-name="Liberation Sans" fo:font-size="2pt" style:text-underline-style="none" fo:font-weight="normal" officeooo:rsid="00967ec6" officeooo:paragraph-rsid="00a14a0d" style:font-size-asian="1.75pt" style:font-weight-asian="normal" style:font-size-complex="2pt" style:font-weight-complex="normal"/>
    </style:style>
    <style:style style:name="P50" style:family="paragraph" style:parent-style-name="Standard">
      <style:paragraph-properties fo:line-height="150%"/>
      <style:text-properties fo:color="#000000" style:font-name="Liberation Sans" fo:font-size="2pt" style:text-underline-style="none" fo:font-weight="normal" officeooo:rsid="00a14a0d" officeooo:paragraph-rsid="00a14a0d" style:font-size-asian="1.75pt" style:font-weight-asian="normal" style:font-size-complex="2pt" style:font-weight-complex="normal"/>
    </style:style>
    <style:style style:name="P51" style:family="paragraph" style:parent-style-name="Standard">
      <style:paragraph-properties fo:line-height="150%"/>
      <style:text-properties style:font-name="Liberation Sans" fo:font-size="12pt" style:text-underline-style="none" fo:font-weight="bold" officeooo:rsid="00a14a0d" officeooo:paragraph-rsid="00a14a0d" style:font-size-asian="10.5pt" style:font-weight-asian="bold" style:font-size-complex="12pt" style:font-weight-complex="bold"/>
    </style:style>
    <style:style style:name="P52" style:family="paragraph" style:parent-style-name="Standard">
      <style:paragraph-properties fo:line-height="150%" fo:text-align="center" style:justify-single-word="false"/>
      <style:text-properties style:font-name="Liberation Sans" fo:font-size="18pt" style:text-underline-style="solid" style:text-underline-width="auto" style:text-underline-color="font-color" fo:font-weight="bold" officeooo:rsid="00110f27" officeooo:paragraph-rsid="00110f27" style:font-size-asian="18pt" style:font-weight-asian="bold" style:font-size-complex="18pt" style:font-weight-complex="bold"/>
    </style:style>
    <style:style style:name="P53" style:family="paragraph" style:parent-style-name="Standard">
      <style:paragraph-properties fo:line-height="150%"/>
      <style:text-properties style:font-name="Liberation Sans" fo:font-size="7pt" style:text-underline-style="none" fo:font-weight="bold" officeooo:rsid="00a14a0d" officeooo:paragraph-rsid="00a14a0d" style:font-size-asian="6.09999990463257pt" style:font-weight-asian="bold" style:font-size-complex="7pt" style:font-weight-complex="bold"/>
    </style:style>
    <style:style style:name="P5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10f27" officeooo:paragraph-rsid="00110f27" style:font-size-asian="15pt" style:font-weight-asian="bold" style:font-size-complex="15pt" style:font-weight-complex="bold"/>
    </style:style>
    <style:style style:name="P55"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10f27" officeooo:paragraph-rsid="00629640" style:font-size-asian="15pt" style:font-weight-asian="bold" style:font-size-complex="15pt" style:font-weight-complex="bold"/>
    </style:style>
    <style:style style:name="P56"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362a4a" officeooo:paragraph-rsid="0052cc37" style:font-size-asian="15pt" style:font-weight-asian="bold" style:font-size-complex="15pt" style:font-weight-complex="bold"/>
    </style:style>
    <style:style style:name="P57" style:family="paragraph" style:parent-style-name="Standard">
      <style:paragraph-properties fo:line-height="150%"/>
      <style:text-properties fo:color="#4e9a06" style:font-name="Liberation Sans" fo:font-size="12pt" style:text-underline-style="solid" style:text-underline-width="auto" style:text-underline-color="font-color" fo:font-weight="bold" officeooo:rsid="00362a4a" officeooo:paragraph-rsid="0052cc37" style:font-size-asian="10.5pt" style:font-weight-asian="bold" style:font-size-complex="12pt" style:font-weight-complex="bold"/>
    </style:style>
    <style:style style:name="P58" style:family="paragraph" style:parent-style-name="Standard">
      <style:paragraph-properties fo:line-height="150%"/>
      <style:text-properties fo:color="#4e9a06" style:font-name="Liberation Sans" fo:font-size="12pt" style:text-underline-style="solid" style:text-underline-width="auto" style:text-underline-color="font-color" fo:font-weight="bold" officeooo:rsid="00110f27" officeooo:paragraph-rsid="00110f27" style:font-size-asian="10.5pt" style:font-weight-asian="bold" style:font-size-complex="12pt" style:font-weight-complex="bold"/>
    </style:style>
    <style:style style:name="P59" style:family="paragraph" style:parent-style-name="Standard">
      <style:paragraph-properties fo:line-height="150%"/>
      <style:text-properties fo:color="#4e9a06" style:font-name="Liberation Sans" fo:font-size="12pt" style:text-underline-style="solid" style:text-underline-width="auto" style:text-underline-color="font-color" fo:font-weight="bold" officeooo:rsid="00110f27" officeooo:paragraph-rsid="00629640" style:font-size-asian="10.5pt" style:font-weight-asian="bold" style:font-size-complex="12pt" style:font-weight-complex="bold"/>
    </style:style>
    <style:style style:name="P60" style:family="paragraph" style:parent-style-name="Standard">
      <style:paragraph-properties fo:line-height="150%"/>
      <style:text-properties fo:color="#4e9a06" style:font-name="Liberation Sans" fo:font-size="16pt" style:text-underline-style="solid" style:text-underline-width="auto" style:text-underline-color="font-color" fo:font-weight="bold" officeooo:rsid="00110f27" officeooo:paragraph-rsid="0012facd" style:font-size-asian="14pt" style:font-weight-asian="bold" style:font-size-complex="16pt" style:font-weight-complex="bold"/>
    </style:style>
    <style:style style:name="P61" style:family="paragraph" style:parent-style-name="Standard">
      <style:paragraph-properties fo:line-height="150%"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T1" style:family="text">
      <style:text-properties officeooo:rsid="001d7b8d"/>
    </style:style>
    <style:style style:name="T2" style:family="text">
      <style:text-properties officeooo:rsid="001f5a62"/>
    </style:style>
    <style:style style:name="T3" style:family="text">
      <style:text-properties officeooo:rsid="002229c8"/>
    </style:style>
    <style:style style:name="T4" style:family="text">
      <style:text-properties officeooo:rsid="0027f99a"/>
    </style:style>
    <style:style style:name="T5" style:family="text">
      <style:text-properties fo:font-weight="normal" style:font-weight-asian="normal" style:font-weight-complex="normal"/>
    </style:style>
    <style:style style:name="T6" style:family="text">
      <style:text-properties officeooo:rsid="0041b19e"/>
    </style:style>
    <style:style style:name="T7" style:family="text">
      <style:text-properties officeooo:rsid="00524dfa"/>
    </style:style>
    <style:style style:name="T8" style:family="text">
      <style:text-properties officeooo:rsid="0052cc37"/>
    </style:style>
    <style:style style:name="T9" style:family="text">
      <style:text-properties officeooo:rsid="00602424"/>
    </style:style>
    <style:style style:name="T10" style:family="text">
      <style:text-properties officeooo:rsid="0061e262"/>
    </style:style>
    <style:style style:name="T11" style:family="text">
      <style:text-properties officeooo:rsid="00629640"/>
    </style:style>
    <style:style style:name="T12" style:family="text">
      <style:text-properties officeooo:rsid="00646004"/>
    </style:style>
    <style:style style:name="T13" style:family="text">
      <style:text-properties officeooo:rsid="006f56b7"/>
    </style:style>
    <style:style style:name="T14" style:family="text">
      <style:text-properties style:text-underline-style="none" fo:font-weight="normal" style:font-weight-asian="normal" style:font-weight-complex="normal"/>
    </style:style>
    <style:style style:name="T15" style:family="text">
      <style:text-properties fo:color="#16335d"/>
    </style:style>
    <style:style style:name="T16" style:family="text">
      <style:text-properties officeooo:rsid="00967e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52"><text:span text:style-name="T15"/></text:p>
      <text:p text:style-name="P52"><text:span text:style-name="T15">Datenschutzregelungen</text:span></text:p>
      <text:p text:style-name="P52"><text:span text:style-name="T15"/></text:p>
      <text:p text:style-name="P54">1. Datenschutzregelungen</text:p>
      <text:p text:style-name="P58"/>
      <text:p text:style-name="P32">1.<text:span text:style-name="T8">1</text:span>. Einwilligung<text:span text:style-name="T1">sgrenze</text:span></text:p>
      <text:p text:style-name="P16">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6">Die Einhaltung dieser Regel<text:span text:style-name="T1">ung</text:span> wird über ein Ankreuz-<text:span text:style-name="T1">K</text:span>ästchen <text:span text:style-name="T1">und über die Eingabe des Geburtsdatums geprüft.</text:span></text:p>
      <text:p text:style-name="P39"/>
      <text:p text:style-name="P33"><text:span text:style-name="T8">1.2</text:span>. <text:span text:style-name="T1">Datenschutz</text:span></text:p>
      <text:p text:style-name="P17">Die eingegebenen Daten der Nutzer werden <text:span text:style-name="T12">intern</text:span> behandelt und somit nicht an Dritte weitergeleitet. <text:span text:style-name="T12">Ebenfalls werden auch nur die Daten gespeichert, welche in der Datenschutzerklärung aufgezählt wurden.</text:span></text:p>
      <text:p text:style-name="P41"/>
      <text:p text:style-name="P35"><text:span text:style-name="T8">1.</text:span>3. Transparenz</text:p>
      <text:p text:style-name="P17">Um <text:span text:style-name="T2">dem Nutzer eine höchstmögliche Transparenz zu bieten, wird dieser stets darüber informiert, was mit seinen Daten passiert und welche Daten von ihnen gespeichert werden.</text:span></text:p>
      <text:p text:style-name="P14">Die Einhaltung dieser Regelung wird über ständige vertrauliche Emails gewährleistet, welche den Nutzer direkt informieren.</text:p>
      <text:p text:style-name="P43"/>
      <text:p text:style-name="P43"/>
      <text:p text:style-name="P43"/>
      <text:p text:style-name="P43"><text:soft-page-break/></text:p>
      <text:p text:style-name="P37">1.4 Verfahrensverzeichnis</text:p>
      <text:p text:style-name="P29"><text:span text:style-name="T14">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denn nun wirklich mit den Daten geschehen ist. </text:span></text:p>
      <text:p text:style-name="P41"/>
      <text:p text:style-name="P36"><text:span text:style-name="T8">1.5</text:span>. <text:span text:style-name="T12">Einwilligung</text:span></text:p>
      <text:p text:style-name="P14"><text:span text:style-name="T3">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span></text:p>
      <text:p text:style-name="P42"/>
      <text:p text:style-name="P34"><text:span text:style-name="T8">1.6</text:span>. Nachfrage</text:p>
      <text:p text:style-name="P15">Der Nutzer hat jederzeit das Recht auf Nachfrage, was genau mit seinen Daten passiert, <text:span text:style-name="T12">falls ihm dies nicht in der Datenschutzerklärung und in den informierenden Emails ersichtlich erscheint.</text:span> Dies gewährleistet wiederum Transparenz der Datenverarbeitung <text:span text:style-name="T12">und das Vertrauen der Kunden</text:span>. </text:p>
      <text:p text:style-name="P15">Die Einhaltung dieser Regelung wird über die Möglichkeit, eine Email an die im Impressum angegeben <text:span text:style-name="T12">Email-</text:span>Adresse zu senden, gewährleistet. </text:p>
      <text:p text:style-name="P40"/>
      <text:p text:style-name="P34"><text:span text:style-name="T8">1.7</text:span>. Datenvernichtung</text:p>
      <text:p text:style-name="P15">Der Nutzer hat zu jedem Zeitpunkt die Möglichkeit, seinen Account und somit seine <text:span text:style-name="T12">ganzen</text:span> gespeicherten Daten komplett löschen zu lassen. <text:span text:style-name="T4">Dies bedeutet, dass all seine Daten nicht mehr zugreifbar sind und es auch keine Kopie von diesen gibt. </text:span></text:p>
      <text:p text:style-name="P28"><text:soft-page-break/>Anmerkung:</text:p>
      <text:p text:style-name="P9">Alle Regelungen <text:span text:style-name="T8">sind gemäß der</text:span> DSGVO <text:span text:style-name="T13">(</text:span>ab Mai 2018<text:span text:style-name="T13">)</text:span> <text:span text:style-name="T13">und gemäß dem BDSG</text:span>. </text:p>
      <text:p text:style-name="P60"/>
      <text:p text:style-name="P56"><text:span text:style-name="T8">2. </text:span>User:</text:p>
      <text:p text:style-name="P57"/>
      <text:p text:style-name="P13">Bezüglich des User<text:span text:style-name="T9">s</text:span> besteht keine Notwendigkeit <text:span text:style-name="T6">einer</text:span> Datenschutzregelung, da <text:span text:style-name="T9">er</text:span> keine <text:span text:style-name="T6">persönlichen</text:span> Daten <text:span text:style-name="T6">preisgeben</text:span> müssen. </text:p>
      <text:p text:style-name="P13"><text:span text:style-name="T6">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span></text:p>
      <text:p text:style-name="P31"/>
      <text:p text:style-name="P56"><text:span text:style-name="T8">3. </text:span>Amin:</text:p>
      <text:p text:style-name="P57"/>
      <text:p text:style-name="P10">Beim Admin hingegen ist eine Datenschutzregelung unumgänglich, da <text:span text:style-name="T11">dieser</text:span> persönliche Daten über sich freigeben m<text:span text:style-name="T11">uss</text:span>.</text:p>
      <text:p text:style-name="P11">Es wird sein vollständiger Name und seine Email-Adresse zur Registrierung benötigt. </text:p>
      <text:p text:style-name="P11">Um die Verarbeitung <text:span text:style-name="T7">seiner</text:span> Daten somit rechtlich zu erlauben, muss dieser bei der <text:span text:style-name="T7">Registrierung einmalig</text:span> eine Datenschutzerklärung bestätigen. <text:span text:style-name="T10">Ohne die Einwilligung der Datenschutzerklärung kann sich der Admin nicht registrieren, weil seine Daten zwingend notwendig sind. </text:span></text:p>
      <text:p text:style-name="P60"/>
      <text:p text:style-name="P54"/>
      <text:p text:style-name="P54"/>
      <text:p text:style-name="P54"/>
      <text:p text:style-name="P54"/>
      <text:p text:style-name="P54"><text:soft-page-break/><text:span text:style-name="T11">4</text:span>. <text:span text:style-name="T11">Datenschutzerklärung</text:span></text:p>
      <text:p text:style-name="P47"/>
      <text:p text:style-name="P25">Allgemeiner Hinweis und Pflichtinformationen</text:p>
      <text:p text:style-name="P18"><text:span text:style-name="T16">Verantwortlich für die</text:span> Datenverarbeitung <text:span text:style-name="T16">ist</text:span>:</text:p>
      <text:p text:style-name="P38"/>
      <text:p text:style-name="P20">Tina Amann, Dzianis Brysiuk, Andreas Glaser,</text:p>
      <text:p text:style-name="P20">Andreas Khouri, Noah Lehmann, Christa Strauß</text:p>
      <text:p text:style-name="P48"/>
      <text:p text:style-name="P20">Alfons-Goppel-Platz 1</text:p>
      <text:p text:style-name="P20">95028 Hof</text:p>
      <text:p text:style-name="P38"/>
      <text:p text:style-name="P18">Die verantwortliche Stelle entscheidet allein oder gemeinsam mit anderen über die Zwecke und Mittel der Verarbeitung von personenbezogenen Daten (z.B. Namen, Kontaktdaten o. Ä.).</text:p>
      <text:p text:style-name="P18"/>
      <text:p text:style-name="P27">Mindestalter</text:p>
      <text:p text:style-name="P46"/>
      <text:p text:style-name="P23">Um dieser Datenschutzerklärung einzuwilligen, müssen Sie bereits das 16. Lebensjahr erreicht haben. Ansonsten kann diese nur von Erziehungsberechtigen legal bestätigt werden. </text:p>
      <text:p text:style-name="P19"/>
      <text:p text:style-name="P25">Widerruf Ihrer Einwilligung zur Datenverarbeitung</text:p>
      <text:p text:style-name="P45"/>
      <text:p text:style-name="P18">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24"/>
      <text:p text:style-name="P24"/>
      <text:p text:style-name="P24"/>
      <text:p text:style-name="P24"/>
      <text:p text:style-name="P25"><text:soft-page-break/>Recht auf Beschwerde bei der zuständigen Aufsichtsbehörde</text:p>
      <text:p text:style-name="P44"/>
      <text:p text:style-name="P18">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18"/>
      <text:p text:style-name="P25">Recht auf Datenübertragbarkeit</text:p>
      <text:p text:style-name="P44"/>
      <text:p text:style-name="P18">Ihnen steht das Recht zu, Daten, die wir auf Grundlage Ihrer Einwilligung oder in Erfüllung eines Vertrags automatisiert verarbeiten, an sich oder an Dritte aushändigen zu lassen. Die Bereitstellung erfolgt in einem maschinenlesbaren Format. </text:p>
      <text:p text:style-name="P18"/>
      <text:p text:style-name="P25">Recht auf Auskunft, Berichtigung, Sperrung, Löschung</text:p>
      <text:p text:style-name="P44"/>
      <text:p text:style-name="P18">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p>
      <text:p text:style-name="P18"/>
      <text:p text:style-name="P25">SSL- bzw. TLS-Verschlüsselung</text:p>
      <text:p text:style-name="P44"/>
      <text:p text:style-name="P18">Aus Sicherheitsgründen und zum Schutz der Übertragung vertraulicher Inhalte, die Sie an uns als Seitenbetreiber senden, nutzt unsere Website eine SSL-bzw. TLS-Verschlüsselung. Damit sind Daten, die Sie über diese Website übermitteln, für Dritte nicht mitlesbar. Sie erkennen eine verschlüsselte Verbindung an der „https://“ Adresszeile Ihres Browsers und am Schloss-Symbol in der Browserzeile.</text:p>
      <text:p text:style-name="P18"/>
      <text:p text:style-name="P30"><text:soft-page-break/>Anmerkung:</text:p>
      <text:p text:style-name="P26"><text:span text:style-name="T5">Die Datenschutzerklärung wurde mithilfe des Datenschutz-Konfigurator von mein-datenschutzbeauftragter.de erstellt.</text:span></text:p>
      <text:p text:style-name="P54"/>
      <text:p text:style-name="P12"/>
      <text:p text:style-name="P55"><text:span text:style-name="T11">5</text:span>. Impressum</text:p>
      <text:p text:style-name="P59"/>
      <text:p text:style-name="P51">Betreiber / Kontakt:</text:p>
      <text:p text:style-name="P53"/>
      <text:p text:style-name="P21">Tina Amann, Dzianis Brysiuk, Andreas Glaser,</text:p>
      <text:p text:style-name="P21">Andreas Khouri, Noah Lehmann, Christa Strauß</text:p>
      <text:p text:style-name="P21">Alfons-Goppel-Platz 1, 95028 Hof</text:p>
      <text:p text:style-name="P49"/>
      <text:p text:style-name="P22">Telefon: (falls später mal eine Telefonnummer besteht, muss diese hier eingefügt werden.)</text:p>
      <text:p text:style-name="P50"/>
      <text:p text:style-name="P22">Email: (falls später mal eine Email-Adresse besteht, muss diese hier eingefügt werden.)</text:p>
      <text:p text:style-name="P50"/>
      <text:p text:style-name="P22">Internet: (falls später mal eine Webseite besteht, muss diese hier eingefü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10f27" officeooo:paragraph-rsid="00110f27"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officeooo:rsid="00110f27" officeooo:paragraph-rsid="00110f27" style:font-size-asian="10pt" style:font-size-complex="10pt"/>
    </style:style>
    <style:style style:name="MP6" style:family="paragraph" style:parent-style-name="Table_20_Contents">
      <style:paragraph-properties fo:text-align="start" style:justify-single-word="false"/>
      <style:text-properties fo:color="#000000" style:font-name="Liberation Sans" fo:font-size="10pt" officeooo:rsid="00110f27" officeooo:paragraph-rsid="00110f27"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T1" style:family="text">
      <style:text-properties officeooo:rsid="0062964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5"><draw:image xlink:href="Pictures/1000020100000320000001737FA9F403DAD56B88.png" xlink:type="simple" xlink:show="embed" xlink:actuate="onLoad" loext:mime-type="image/png"/></draw:frame>Web Development 2</text:p>
            </table:table-cell>
          </table:table-row>
          <table:table-row>
            <table:table-cell table:style-name="Tabelle2.A2" office:value-type="string">
              <text:p text:style-name="MP4">Datenschutzregelungen</text:p>
            </table:table-cell>
            <table:table-cell table:style-name="Tabelle2.B2" office:value-type="string">
              <text:p text:style-name="MP5">2<text:span text:style-name="MT1">4</text:span>.05.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6">Christa Strauß</text:p>
            </table:table-cell>
            <table:table-cell table:style-name="Tabelle1.A1" office:value-type="string">
              <text:p text:style-name="MP7"><text:page-number text:select-page="current">6</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26T17:21:11.930000000</dc:date>
    <meta:editing-duration>P1DT7H11M35S</meta:editing-duration>
    <meta:editing-cycles>47</meta:editing-cycles>
    <meta:generator>LibreOffice/5.4.6.2$Windows_X86_64 LibreOffice_project/4014ce260a04f1026ba855d3b8d91541c224eab8</meta:generator>
    <meta:document-statistic meta:table-count="2" meta:image-count="1" meta:object-count="0" meta:page-count="6" meta:paragraph-count="64" meta:word-count="899" meta:character-count="6830" meta:non-whitespace-character-count="5982"/>
  </office:meta>
</office:document-meta>
</file>